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4.772cm"/>
    </style:style>
    <style:style style:name="ce1" style:family="table-cell">
      <style:paragraph-properties fo:text-align="center"/>
      <style:text-properties fo:color="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language="fr" fo:country="FR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mie LECLERC &amp; Pierrick HU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ecteur de flux RS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se en place de mecanisme d’attent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<text:span text:style-name="T1">Récupération du flux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u flux par défaut au format {FORMAT} (www.ensicaen.fr/feed/)</text:p>
              </text:list-item>
              <text:list-item>
                <text:p>API Google</text:p>
              </text:list-item>
            </text:list>
          </draw:text-box>
        </draw:frame>
        <draw:frame draw:style-name="standard" draw:layer="layout" svg:width="25.198cm" svg:height="5.743cm" svg:x="1.401cm" svg:y="11.749cm">
          <table:table table:template-name="turquoise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Avantages</text:span></text:p>
              </table:table-cell>
              <table:table-cell>
                <text:p text:style-name="P2"><text:span text:style-name="T2">Inconvénients</text:span></text:p>
              </table:table-cell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42:28.332059038</meta:creation-date>
    <dc:date>2016-06-10T11:20:59.019129595</dc:date>
    <meta:editing-duration>PT38M22S</meta:editing-duration>
    <meta:editing-cycles>6</meta:editing-cycles>
    <meta:generator>LibreOffice/5.1.3.2$Linux_X86_64 LibreOffice_project/10m0$Build-2</meta:generator>
    <meta:document-statistic meta:object-count="34"/>
  </office:meta>
</office:document-meta>
</file>